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text-align="center"/>
    </style:style>
    <style:style style:name="T2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" style:parent-style-name="Standardnípísmoodstavce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1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13" style:parent-style-name="Normální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" style:parent-style-name="Normální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" style:parent-style-name="Normální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T17" style:parent-style-name="Standardnípísmoodstavce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1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21" style:parent-style-name="Bezmezer" style:family="paragraph">
      <style:paragraph-properties fo:margin-left="1.475in" fo:text-inden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22" style:parent-style-name="Standardnípísmoodstavce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24" style:parent-style-name="Normální" style:family="paragraph">
      <style:paragraph-properties fo:text-indent="0.4916in"/>
      <style:text-properties style:font-name="Arial" style:font-name-complex="Arial" fo:font-size="12pt" style:font-size-asian="12pt" style:font-size-complex="12pt"/>
    </style:style>
    <style:style style:name="P25" style:parent-style-name="Normální" style:family="paragraph">
      <style:paragraph-properties fo:text-indent="0.4916in"/>
      <style:text-properties style:font-name="Arial" style:font-name-complex="Arial" fo:font-size="12pt" style:font-size-asian="12pt" style:font-size-complex="12pt"/>
    </style:style>
    <style:style style:name="P26" style:parent-style-name="Normální" style:family="paragraph">
      <style:paragraph-properties fo:text-indent="0.4916in"/>
    </style:style>
    <style:style style:name="T2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8" style:parent-style-name="Standardnípísmoodstavce" style:family="text">
      <style:text-properties style:font-name="Arial" style:font-name-complex="Arial"/>
    </style:style>
    <style:style style:name="T2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30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1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2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3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4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5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6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37" style:parent-style-name="Normální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text:s/></text:span><text:span text:style-name="T7"><text:tab/></text:span><text:span text:style-name="T8"><text:tab/></text:span><text:span text:style-name="T9"><text:tab/></text:span><text:span text:style-name="T10"><text:tab/></text:span><text:span text:style-name="T11">Sp. zn.: 28/2012</text:span><text:span text:style-name="T12">/VOP/LT</text:span></text:p>
      <text:p text:style-name="P13"/>
      <text:p text:style-name="P14"/>
      <text:p text:style-name="P15">UŘEDNÍ ZÁZNAM Z NÁVŠTĚVY ZAŘÍZENÍ</text:p>
      <text:p text:style-name="P16"/>
      <text:p text:style-name="Bezmezer"><text:span text:style-name="T17">Zařízení: <text:s/></text:span><text:span text:style-name="T18">P</text:span><text:span text:style-name="T19">olicejní cely při<text:s/></text:span><text:span text:style-name="T20">Pohotovostně eskortním oddělení, Příční 31, 602 00 Brno</text:span></text:p>
      <text:p text:style-name="P21"/>
      <text:p text:style-name="Normální"><text:span text:style-name="T22">Datum návštěvy:</text:span><text:span text:style-name="T23"><text:s/>30. května 2012</text:span></text:p>
      <text:p text:style-name="P24"/>
      <text:p text:style-name="P25"/>
      <text:p text:style-name="P26"><text:span text:style-name="T27">Dne 30. května 2012 provedli pracovníci KVOP Mgr. Hradilová Adéla,<text:s/></text:span><text:span text:style-name="T28">JUDr. Renata Rázková, Ph. D. a<text:s/></text:span><text:span text:style-name="T29"><text:s/>Mgr. Ladislav Tomeček návštěvu výše uvedeného zařízení. Během návštěvy byla poskytnuta veškerá součinnost, studovány služební pomůcky a provedeny rozhovory s vyžádanými příslušníky PČR.<text:s/></text:span></text:p>
      <text:p text:style-name="P30">Záznamy a fotokopie dokumentace tvoří přílohu spisu.<text:s/></text:p>
      <text:p text:style-name="P31"/>
      <text:p text:style-name="P32"/>
      <text:p text:style-name="P33">V Brně dne 30. května 2012</text:p>
      <text:p text:style-name="P34"/>
      <text:p text:style-name="P35">Zapsal: Mgr. Ladislav Tomeček</text:p>
      <text:p text:style-name="P36"/>
      <text:p text:style-name="P37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.1388in" fo:line-height="115%"/>
      <style:text-properties style:font-name="Calibri" style:font-name-complex="Times New Roman"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Bezmezer" style:display-name="Bez mezer" style:family="paragraph">
      <style:text-properties style:font-name="Calibri" style:font-name-complex="Times New Roman" fo:font-size="11pt" style:font-size-asian="11pt" style:font-size-complex="11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ecek</meta:initial-creator>
    <dc:creator>Bádrová Pavlína Mgr.</dc:creator>
    <meta:creation-date>2017-10-04T08:27:00Z</meta:creation-date>
    <dc:date>2017-10-04T08:27:00Z</dc:date>
    <meta:template xlink:href="Normal" xlink:type="simple"/>
    <meta:editing-cycles>2</meta:editing-cycles>
    <meta:editing-duration>PT60S</meta:editing-duration>
    <meta:document-statistic meta:page-count="1" meta:paragraph-count="1" meta:word-count="86" meta:character-count="594" meta:row-count="4" meta:non-whitespace-character-count="509"/>
  </office:meta>
</office:document-meta>
</file>